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8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9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10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Verdana"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none" fo:border-left="0.0071in solid #000000" fo:border-right="none" fo:border-top="none"/>
      <style:text-properties style:font-name="Verdana" fo:font-size="12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background-color="transparent" fo:wrap-option="wrap" fo:border-left="none" fo:border-right="none" fo:border-top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Verdana" fo:font-size="10pt"/>
    </style:style>
  </office:automatic-styles>
  <office:body>
    <office:spreadsheet>
      <table:table table:name="SQLight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19.09.20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8" office:value-type="string" table:number-columns-spanned="4" table:number-rows-spanned="1">
            <text:p>1.1.0 RC4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5" office:value-type="string">
            <text:p>WSFC-112</text:p>
          </table:table-cell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19.09.20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8" office:value-type="string" table:number-columns-spanned="4" table:number-rows-spanned="1">
            <text:p>1.1.0 RC4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7" office:value-type="string">
            <text:p>WSFC-130</text:p>
          </table:table-cell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5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5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5" office:value-type="string">
            <text:p>WSFC-112</text:p>
          </table:table-cell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ith Apache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19.09.20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8" office:value-type="string" table:number-columns-spanned="4" table:number-rows-spanned="1">
            <text:p>1.1.0 RC4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5" office:value-type="string">
            <text:p>WSFC-117</text:p>
          </table:table-cell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7" office:value-type="string">
            <text:p>WSFC-112</text:p>
          </table:table-cell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QLight and guththil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8" office:value-type="string" table:number-columns-spanned="4" table:number-rows-spanned="1">
            <text:p>1.1.0 RC4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guththil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19.09.20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8" office:value-type="string" table:number-columns-spanned="4" table:number-rows-spanned="1">
            <text:p>1.1.0 RC4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7" office:value-type="string">
            <text:p>WSFC-130</text:p>
          </table:table-cell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7" office:value-type="string">
            <text:p>WSFC-112</text:p>
          </table:table-cell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guththila with Apache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19.09.20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 version</text:p>
          </table:table-cell>
          <table:table-cell table:style-name="ce8" office:value-type="string" table:number-columns-spanned="4" table:number-rows-spanned="1">
            <text:p>1.1.0 RC4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/>
          <table:table-cell table:style-name="ce17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5" office:value-type="string">
            <text:p>WSFC-130</text:p>
          </table:table-cell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5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5" office:value-type="string">
            <text:p>WSFC-112</text:p>
          </table:table-cell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QLight and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19.09.20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1.1.0 RC4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9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9" office:value-type="string">
            <text:p>F</text:p>
          </table:table-cell>
          <table:table-cell table:style-name="ce5"/>
          <table:table-cell table:style-name="ce13" office:value-type="string">
            <text:p>WSFC-112</text:p>
          </table:table-cell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Qlite and libcurl with Apache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19.09.20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1.1.0 RC4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7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5" office:value-type="string">
            <text:p>WSFC-130</text:p>
          </table:table-cell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1" office:value-type="string">
            <text:p>P</text:p>
          </table:table-cell>
          <table:table-cell table:style-name="ce5"/>
          <table:table-cell table:style-name="ce18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9" office:value-type="string">
            <text:p>P</text:p>
          </table:table-cell>
          <table:table-cell table:style-name="ce5"/>
          <table:table-cell table:style-name="ce15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1" office:value-type="string">
            <text:p>F</text:p>
          </table:table-cell>
          <table:table-cell table:style-name="ce5"/>
          <table:table-cell table:style-name="ce15" office:value-type="string">
            <text:p>WSFC-112</text:p>
          </table:table-cell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libcurl with Apache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/>
          <table:table-cell table:style-name="ce14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9" table:number-columns-repeated="2"/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1" table:number-columns-repeated="2"/>
          <table:table-cell table:style-name="ce5"/>
          <table:table-cell table:style-name="ce13"/>
          <table:table-cell table:style-name="ce16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6:0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09-19T16:02:37</dc:date>
    <dc:language>en-US</dc:language>
    <meta:editing-cycles>63</meta:editing-cycles>
    <meta:editing-duration>PT22H48M22S</meta:editing-duration>
    <meta:user-defined meta:name="Info 1"/>
    <meta:user-defined meta:name="Info 2"/>
    <meta:user-defined meta:name="Info 3"/>
    <meta:user-defined meta:name="Info 4"/>
    <meta:document-statistic meta:table-count="10" meta:cell-count="358"/>
  </office:meta>
</office:document-meta>
</file>